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roxima-nova" svg:font-family="proxima-nova, Helvetica, Tahoma, sans-serif"/>
    <style:font-face style:name="DejaVu Sans Condensed1" svg:font-family="'DejaVu Sans Condensed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 style:master-page-name="">
      <style:table-properties style:width="16.933cm" fo:margin-left="0cm" fo:margin-right="0.053cm" style:page-number="auto" table:align="margins"/>
    </style:style>
    <style:style style:name="Tabela1.A" style:family="table-column">
      <style:table-column-properties style:column-width="2.831cm" style:rel-column-width="1605*"/>
    </style:style>
    <style:style style:name="Tabela1.B" style:family="table-column">
      <style:table-column-properties style:column-width="4.233cm" style:rel-column-width="2400*"/>
    </style:style>
    <style:style style:name="Tabela1.C" style:family="table-column">
      <style:table-column-properties style:column-width="1.984cm" style:rel-column-width="1125*"/>
    </style:style>
    <style:style style:name="Tabela1.D" style:family="table-column">
      <style:table-column-properties style:column-width="2.275cm" style:rel-column-width="1290*"/>
    </style:style>
    <style:style style:name="Tabela1.F" style:family="table-column">
      <style:table-column-properties style:column-width="2.778cm" style:rel-column-width="157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Ubuntu"/>
    </style:style>
    <style:style style:name="P2" style:family="paragraph" style:parent-style-name="Standard">
      <style:text-properties style:font-name="Ubuntu"/>
    </style:style>
    <style:style style:name="P3" style:family="paragraph" style:parent-style-name="Text_20_body">
      <style:paragraph-properties fo:margin-left="-1.032cm" fo:margin-right="0cm" fo:margin-top="0cm" fo:margin-bottom="0.212cm" fo:text-indent="1.561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"/>Zdarzenia Dom</text:h>
      <text:h text:style-name="Heading_20_2" text:outline-level="2"><text:s text:c="3"/>Czym są zdarzenia?</text:h>
      <text:h text:style-name="Heading_20_3" text:outline-level="3"><text:s text:c="3"/>Rodzaje zdarzeń 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A"/>
        <table:table-column table:style-name="Tabela1.F"/>
        <table:table-row>
          <table:table-cell table:style-name="Tabela1.A1" office:value-type="string">
            <text:p text:style-name="P1">User interface enevts – zdarzenia przypisywane do obiektu window</text:p>
          </table:table-cell>
          <table:table-cell table:style-name="Tabela1.A1" office:value-type="string">
            <text:p text:style-name="P1">Document</text:p>
            <text:p text:style-name="P1">events – zdarzenia rejestrowane <text:s/>na dokumencie</text:p>
          </table:table-cell>
          <table:table-cell table:style-name="Tabela1.A1" office:value-type="string">
            <text:p text:style-name="P2">Form events – wywoływane na formularzu lub jego polach</text:p>
          </table:table-cell>
          <table:table-cell table:style-name="Tabela1.A1" office:value-type="string">
            <text:p text:style-name="P1">Focus events</text:p>
          </table:table-cell>
          <table:table-cell table:style-name="Tabela1.A1" office:value-type="string">
            <text:p text:style-name="P1">Mouse events</text:p>
          </table:table-cell>
          <table:table-cell table:style-name="Tabela1.F1" office:value-type="string">
            <text:p text:style-name="P1">Keyboard enents</text:p>
          </table:table-cell>
        </table:table-row>
        <table:table-row>
          <table:table-cell table:style-name="Tabela1.A2" office:value-type="string">
            <text:p text:style-name="P1">load – gdy cała strona się załaduje,</text:p>
            <text:p text:style-name="P1"/>
            <text:p text:style-name="P1">unload <text:s/>gdy opuszczamy stronę, </text:p>
            <text:p text:style-name="P1"/>
            <text:p text:style-name="P1">resize gdy scalujemy okno , </text:p>
            <text:p text:style-name="P1">scroll gdy skrolujemy okno</text:p>
            <text:p text:style-name="P1"/>
            <text:p text:style-name="P1"/>
          </table:table-cell>
          <table:table-cell table:style-name="Tabela1.A2" office:value-type="string">
            <text:p text:style-name="P1">readystadychange</text:p>
            <text:p text:style-name="P1"/>
            <text:p text:style-name="P1">DomContentLoaded</text:p>
            <text:p text:style-name="P1"/>
            <text:p text:style-name="P1"/>
          </table:table-cell>
          <table:table-cell table:style-name="Tabela1.A2" office:value-type="string">
            <text:p text:style-name="P1">change</text:p>
            <text:p text:style-name="P1">select</text:p>
            <text:p text:style-name="P1">submit</text:p>
            <text:p text:style-name="P1">reset</text:p>
          </table:table-cell>
          <table:table-cell table:style-name="Tabela1.A2" office:value-type="string">
            <text:p text:style-name="P1">blur</text:p>
            <text:p text:style-name="P1">focus</text:p>
          </table:table-cell>
          <table:table-cell table:style-name="Tabela1.A2" office:value-type="string">
            <text:p text:style-name="P1">click</text:p>
            <text:p text:style-name="P1">dbclick</text:p>
            <text:p text:style-name="P1">mousedown gdy wciśniemy przycisk myszy,</text:p>
            <text:p text:style-name="P1">mouseup gdy puścimy przycisk,</text:p>
            <text:p text:style-name="P1">mouseenter</text:p>
            <text:p text:style-name="P1">mouseleave</text:p>
            <text:p text:style-name="P1">mouseover</text:p>
            <text:p text:style-name="P1">mousemove</text:p>
          </table:table-cell>
          <table:table-cell table:style-name="Tabela1.F2" office:value-type="string">
            <text:p text:style-name="P1">Keydown gdy jakiś przycisk zostanie wciśnięty,</text:p>
            <text:p text:style-name="P1">keyup gdy puścimy ten przycisk,</text:p>
            <text:p text:style-name="P1">keypress gdy wciśniemy przycisk </text:p>
          </table:table-cell>
        </table:table-row>
      </table:table>
      <text:p text:style-name="P3"/>
      <text:h text:style-name="Heading_20_3" text:outline-level="3"><text:s/>Informacje o zdarzeniu </text:h>
      <text:p text:style-name="Text_20_body"><text:s/>Jeśli zrejestrujemy jakieś zdarzenie na konktretnym elemencie i to zdarzenie zajdzie to zostanie <text:s text:c="2"/>wywołany kod obsługi tego zdarzenia, jednocześnie utworzony zostanie obiekt event, który zawiera informacje o zdarzeniu </text:p>
      <text:p text:style-name="Text_20_body"><text:s/>Target – elemnet na którym takie zdarzenie zostało wykonane</text:p>
      <text:p text:style-name="Text_20_body"><text:s/>Współrzędne myszy czyli x, y położenia kursora</text:p>
      <text:p text:style-name="Text_20_body"><text:s/>Wciśnięty klawisz <text:s/>- czy wciśnięty SHIFT ? </text:p>
      <text:p text:style-name="Text_20_body"><text:s/>Ilość pobranych danych</text:p>
      <text:p text:style-name="Text_20_body"><text:s/>Poprzednia wartość </text:p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roxima-nova" svg:font-family="proxima-nova, Helvetica, Tahoma, sans-serif"/>
    <style:font-face style:name="DejaVu Sans Condensed1" svg:font-family="'DejaVu Sans Condensed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Raubuć</meta:initial-creator>
    <meta:creation-date>2020-08-14T08:10:15</meta:creation-date>
    <meta:document-statistic meta:table-count="1" meta:image-count="0" meta:object-count="0" meta:page-count="1" meta:paragraph-count="41" meta:word-count="155" meta:character-count="1118"/>
    <dc:date>2020-08-14T13:40:00</dc:date>
    <dc:creator>Marek Raubuć</dc:creator>
    <meta:editing-duration>PT3H57M14S</meta:editing-duration>
    <meta:editing-cycles>1</meta:editing-cycles>
    <meta:generator>OpenOffice/4.1.7$Unix OpenOffice.org_project/417m1$Build-9800</meta:generator>
  </office:meta>
</office:document-meta>
</file>